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fd1a" officeooo:paragraph-rsid="001efd1a"/>
    </style:style>
    <style:style style:name="P2" style:family="paragraph" style:parent-style-name="Standard">
      <style:text-properties officeooo:rsid="001fc2d7" officeooo:paragraph-rsid="001fc2d7"/>
    </style:style>
    <style:style style:name="P3" style:family="paragraph" style:parent-style-name="Standard">
      <style:text-properties officeooo:paragraph-rsid="001fc2d7"/>
    </style:style>
    <style:style style:name="T1" style:family="text">
      <style:text-properties officeooo:rsid="001fc2d7"/>
    </style:style>
    <style:style style:name="T2" style:family="text">
      <style:text-properties officeooo:rsid="0020ed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meboard factory</text:p>
      <text:p text:style-name="P1"/>
      <text:p text:style-name="P1">1. Should be able to place ships at specific coordinates by calling the ship factory function.</text:p>
      <text:p text:style-name="P1">2. Gameboard should have a receiveAttack function that takes a pair of coordinates, determines whether or not the attack hit a ship and then send the hit function to the correct ship. <text:s/>Or records a missed shot.</text:p>
      <text:p text:style-name="P1">3. <text:s/>Gameboards should keep track of missed shots.</text:p>
      <text:p text:style-name="P1">4.Gameboards should report whether or not all of their ships have been sunk. <text:s/></text:p>
      <text:p text:style-name="P1"/>
      <text:p text:style-name="P2">1. Place a ship at specific coordinates</text:p>
      <text:p text:style-name="P2"><text:s text:c="4"/>Inputs<text:tab/></text:p>
      <text:p text:style-name="P2"><text:tab/>a. Ship Name</text:p>
      <text:p text:style-name="P2"><text:tab/>b. Length</text:p>
      <text:p text:style-name="P3"><text:span text:style-name="T1"><text:tab/>c. Coordinates</text:span></text:p>
      <text:p text:style-name="P2">C. Create Coordinates</text:p>
      <text:p text:style-name="P2"><text:s text:c="2"/>1. Grid size</text:p>
      <text:p text:style-name="P2"><text:s text:c="4"/>a. 10x10 </text:p>
      <text:p text:style-name="P2"><text:s text:c="4"/>b. example x(1) y (1) (1,1)</text:p>
      <text:p text:style-name="P2">2. Creating the grid</text:p>
      <text:p text:style-name="P2"><text:s text:c="4"/>a. <text:s/>Loop x1 =&gt; y1 , y2, y3, etc then x2 =&gt; y1, y2, y3</text:p>
      <text:p text:style-name="P2"><text:s text:c="4"/><text:span text:style-name="T2">b. <text:s/>const coordinates = (x, y) =&gt; {</text:span></text:p>
      <text:p text:style-name="P2"><text:tab/><text:span text:style-name="T2">let occupied = empty</text:span></text:p>
      <text:p text:style-name="P2"><text:s text:c="4"/></text:p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6T13:44:29.003475397</meta:creation-date>
    <dc:date>2022-08-06T15:32:50.189151783</dc:date>
    <meta:editing-duration>PT1H16M40S</meta:editing-duration>
    <meta:editing-cycles>1</meta:editing-cycles>
    <meta:document-statistic meta:table-count="0" meta:image-count="0" meta:object-count="0" meta:page-count="1" meta:paragraph-count="19" meta:word-count="136" meta:character-count="756" meta:non-whitespace-character-count="600"/>
    <meta:generator>LibreOffice/6.4.7.2$Linux_X86_64 LibreOffice_project/40$Build-2</meta:generator>
  </office:meta>
</office:document-meta>
</file>